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3" number:language="en" number:country="US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10003"/>
    <style:style style:name="ce20" style:family="table-cell" style:parent-style-name="Default" style:data-style-name="N10121"/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2" table:default-cell-style-name="Default"/>
        <table:table-column table:style-name="co1" table:number-columns-repeated="3" table:default-cell-style-name="ce13"/>
        <table:table-column table:style-name="co1" table:default-cell-style-name="ce20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DEPTH = 10</text:p>
          </table:table-cell>
          <table:covered-table-cell table:number-columns-repeated="4" table:style-name="Default"/>
          <table:covered-table-cell table:number-columns-repeated="2"/>
          <table:covered-table-cell table:number-columns-repeated="4" table:style-name="Default"/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5" office:value-type="string" calcext:value-type="string" table:number-columns-spanned="5" table:number-rows-spanned="1">
            <text:p>A-B</text:p>
          </table:table-cell>
          <table:covered-table-cell table:number-columns-repeated="4" table:style-name="Default"/>
          <table:table-cell/>
          <table:table-cell table:style-name="ce5" office:value-type="string" calcext:value-type="string" table:number-columns-spanned="5" table:number-rows-spanned="1">
            <text:p>A-B reorder</text:p>
          </table:table-cell>
          <table:covered-table-cell table:number-columns-repeated="4" table:style-name="Default"/>
          <table:table-cell/>
          <table:table-cell table:style-name="ce5" table:number-columns-spanned="5" table:number-rows-spanned="1"/>
          <table:covered-table-cell table:number-columns-repeated="4" table:style-name="Default"/>
          <table:table-cell/>
          <table:table-cell table:style-name="ce5" table:number-columns-spanned="5" table:number-rows-spanned="1"/>
          <table:covered-table-cell table:number-columns-repeated="4"/>
        </table:table-row>
        <table:table-row table:style-name="ro1"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/>
          <table:table-cell office:value-type="string" calcext:value-type="string">
            <text:p>turn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time</text:p>
          </table:table-cell>
          <table:table-cell table:number-columns-repeated="2"/>
          <table:table-cell table:style-name="Default" table:number-columns-repeated="4"/>
          <table:table-cell table:number-columns-repeated="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32254" calcext:value-type="float">
            <text:p>232,254</text:p>
          </table:table-cell>
          <table:table-cell office:value-type="float" office:value="1014982" calcext:value-type="float">
            <text:p>1,014,982</text:p>
          </table:table-cell>
          <table:table-cell table:formula="of:=[.H4]+[.I4]" office:value-type="float" office:value="1247236" calcext:value-type="float">
            <text:p>1,247,236</text:p>
          </table:table-cell>
          <table:table-cell office:value-type="float" office:value="2.23587" calcext:value-type="float">
            <text:p>2.235870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16490" calcext:value-type="float">
            <text:p>316,490</text:p>
          </table:table-cell>
          <table:table-cell office:value-type="float" office:value="1569946" calcext:value-type="float">
            <text:p>1,569,946</text:p>
          </table:table-cell>
          <table:table-cell table:formula="of:=[.H5]+[.I5]" office:value-type="float" office:value="1886436" calcext:value-type="float">
            <text:p>1,886,436</text:p>
          </table:table-cell>
          <table:table-cell office:value-type="float" office:value="3.224582" calcext:value-type="float">
            <text:p>3.224582</text:p>
          </table:table-cell>
          <table:table-cell/>
          <table:table-cell table:style-name="ce26"/>
          <table:table-cell table:number-columns-repeated="7"/>
          <table:table-cell table:style-name="ce13" table:number-columns-repeated="2"/>
          <table:table-cell table:style-name="ce20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476034" calcext:value-type="float">
            <text:p>476,034</text:p>
          </table:table-cell>
          <table:table-cell office:value-type="float" office:value="2785870" calcext:value-type="float">
            <text:p>2,785,870</text:p>
          </table:table-cell>
          <table:table-cell table:formula="of:=[.H6]+[.I6]" office:value-type="float" office:value="3261904" calcext:value-type="float">
            <text:p>3,261,904</text:p>
          </table:table-cell>
          <table:table-cell office:value-type="float" office:value="5.209325" calcext:value-type="float">
            <text:p>5.209325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462244" calcext:value-type="float">
            <text:p>462,244</text:p>
          </table:table-cell>
          <table:table-cell office:value-type="float" office:value="2539293" calcext:value-type="float">
            <text:p>2,539,293</text:p>
          </table:table-cell>
          <table:table-cell table:formula="of:=[.H7]+[.I7]" office:value-type="float" office:value="3001537" calcext:value-type="float">
            <text:p>3,001,537</text:p>
          </table:table-cell>
          <table:table-cell office:value-type="float" office:value="4.999609" calcext:value-type="float">
            <text:p>4.999609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312338" calcext:value-type="float">
            <text:p>312,338</text:p>
          </table:table-cell>
          <table:table-cell office:value-type="float" office:value="1558699" calcext:value-type="float">
            <text:p>1,558,699</text:p>
          </table:table-cell>
          <table:table-cell table:formula="of:=[.H8]+[.I8]" office:value-type="float" office:value="1871037" calcext:value-type="float">
            <text:p>1,871,037</text:p>
          </table:table-cell>
          <table:table-cell office:value-type="float" office:value="3.20202" calcext:value-type="float">
            <text:p>3.202020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437876" calcext:value-type="float">
            <text:p>437,876</text:p>
          </table:table-cell>
          <table:table-cell office:value-type="float" office:value="2464709" calcext:value-type="float">
            <text:p>2,464,709</text:p>
          </table:table-cell>
          <table:table-cell table:formula="of:=[.H9]+[.I9]" office:value-type="float" office:value="2902585" calcext:value-type="float">
            <text:p>2,902,585</text:p>
          </table:table-cell>
          <table:table-cell office:value-type="float" office:value="4.642549" calcext:value-type="float">
            <text:p>4.642549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604809" calcext:value-type="float">
            <text:p>604,809</text:p>
          </table:table-cell>
          <table:table-cell office:value-type="float" office:value="3811683" calcext:value-type="float">
            <text:p>3,811,683</text:p>
          </table:table-cell>
          <table:table-cell table:formula="of:=[.H10]+[.I10]" office:value-type="float" office:value="4416492" calcext:value-type="float">
            <text:p>4,416,492</text:p>
          </table:table-cell>
          <table:table-cell office:value-type="float" office:value="6.523499" calcext:value-type="float">
            <text:p>6.523499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408354" calcext:value-type="float">
            <text:p>408,354</text:p>
          </table:table-cell>
          <table:table-cell office:value-type="float" office:value="2639274" calcext:value-type="float">
            <text:p>2,639,274</text:p>
          </table:table-cell>
          <table:table-cell table:formula="of:=[.H11]+[.I11]" office:value-type="float" office:value="3047628" calcext:value-type="float">
            <text:p>3,047,628</text:p>
          </table:table-cell>
          <table:table-cell office:value-type="float" office:value="4.575602" calcext:value-type="float">
            <text:p>4.575602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70005" calcext:value-type="float">
            <text:p>570,005</text:p>
          </table:table-cell>
          <table:table-cell office:value-type="float" office:value="3332981" calcext:value-type="float">
            <text:p>3,332,981</text:p>
          </table:table-cell>
          <table:table-cell table:formula="of:=[.H12]+[.I12]" office:value-type="float" office:value="3902986" calcext:value-type="float">
            <text:p>3,902,986</text:p>
          </table:table-cell>
          <table:table-cell office:value-type="float" office:value="6.011289" calcext:value-type="float">
            <text:p>6.011289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502901" calcext:value-type="float">
            <text:p>502,901</text:p>
          </table:table-cell>
          <table:table-cell office:value-type="float" office:value="3046892" calcext:value-type="float">
            <text:p>3,046,892</text:p>
          </table:table-cell>
          <table:table-cell table:formula="of:=[.H13]+[.I13]" office:value-type="float" office:value="3549793" calcext:value-type="float">
            <text:p>3,549,793</text:p>
          </table:table-cell>
          <table:table-cell office:value-type="float" office:value="5.293256" calcext:value-type="float">
            <text:p>5.293256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407530" calcext:value-type="float">
            <text:p>407,530</text:p>
          </table:table-cell>
          <table:table-cell office:value-type="float" office:value="2520051" calcext:value-type="float">
            <text:p>2,520,051</text:p>
          </table:table-cell>
          <table:table-cell table:formula="of:=[.H14]+[.I14]" office:value-type="float" office:value="2927581" calcext:value-type="float">
            <text:p>2,927,581</text:p>
          </table:table-cell>
          <table:table-cell office:value-type="float" office:value="4.197161" calcext:value-type="float">
            <text:p>4.197161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office:value-type="float" office:value="325689" calcext:value-type="float">
            <text:p>325,689</text:p>
          </table:table-cell>
          <table:table-cell office:value-type="float" office:value="1974812" calcext:value-type="float">
            <text:p>1,974,812</text:p>
          </table:table-cell>
          <table:table-cell table:formula="of:=[.H15]+[.I15]" office:value-type="float" office:value="2300501" calcext:value-type="float">
            <text:p>2,300,501</text:p>
          </table:table-cell>
          <table:table-cell office:value-type="float" office:value="3.363356" calcext:value-type="float">
            <text:p>3.363356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office:value-type="float" office:value="248455" calcext:value-type="float">
            <text:p>248,455</text:p>
          </table:table-cell>
          <table:table-cell office:value-type="float" office:value="1345621" calcext:value-type="float">
            <text:p>1,345,621</text:p>
          </table:table-cell>
          <table:table-cell table:formula="of:=[.H16]+[.I16]" office:value-type="float" office:value="1594076" calcext:value-type="float">
            <text:p>1,594,076</text:p>
          </table:table-cell>
          <table:table-cell office:value-type="float" office:value="2.489774" calcext:value-type="float">
            <text:p>2.489774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343230" calcext:value-type="float">
            <text:p>343,230</text:p>
          </table:table-cell>
          <table:table-cell office:value-type="float" office:value="1788009" calcext:value-type="float">
            <text:p>1,788,009</text:p>
          </table:table-cell>
          <table:table-cell table:formula="of:=[.H17]+[.I17]" office:value-type="float" office:value="2131239" calcext:value-type="float">
            <text:p>2,131,239</text:p>
          </table:table-cell>
          <table:table-cell office:value-type="float" office:value="3.315569" calcext:value-type="float">
            <text:p>3.315569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office:value-type="float" office:value="393269" calcext:value-type="float">
            <text:p>393,269</text:p>
          </table:table-cell>
          <table:table-cell office:value-type="float" office:value="2226029" calcext:value-type="float">
            <text:p>2,226,029</text:p>
          </table:table-cell>
          <table:table-cell table:formula="of:=[.H18]+[.I18]" office:value-type="float" office:value="2619298" calcext:value-type="float">
            <text:p>2,619,298</text:p>
          </table:table-cell>
          <table:table-cell office:value-type="float" office:value="4.077998" calcext:value-type="float">
            <text:p>4.077998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276767" calcext:value-type="float">
            <text:p>276,767</text:p>
          </table:table-cell>
          <table:table-cell office:value-type="float" office:value="1666425" calcext:value-type="float">
            <text:p>1,666,425</text:p>
          </table:table-cell>
          <table:table-cell table:formula="of:=[.H19]+[.I19]" office:value-type="float" office:value="1943192" calcext:value-type="float">
            <text:p>1,943,192</text:p>
          </table:table-cell>
          <table:table-cell office:value-type="float" office:value="2.915754" calcext:value-type="float">
            <text:p>2.915754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office:value-type="float" office:value="54889" calcext:value-type="float">
            <text:p>54,889</text:p>
          </table:table-cell>
          <table:table-cell office:value-type="float" office:value="271327" calcext:value-type="float">
            <text:p>271,327</text:p>
          </table:table-cell>
          <table:table-cell table:formula="of:=[.H20]+[.I20]" office:value-type="float" office:value="326216" calcext:value-type="float">
            <text:p>326,216</text:p>
          </table:table-cell>
          <table:table-cell office:value-type="float" office:value="0.519818" calcext:value-type="float">
            <text:p>0.519818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92129" calcext:value-type="float">
            <text:p>592,129</text:p>
          </table:table-cell>
          <table:table-cell office:value-type="float" office:value="2652241" calcext:value-type="float">
            <text:p>2,652,241</text:p>
          </table:table-cell>
          <table:table-cell table:formula="of:=[.H21]+[.I21]" office:value-type="float" office:value="3244370" calcext:value-type="float">
            <text:p>3,244,370</text:p>
          </table:table-cell>
          <table:table-cell office:value-type="float" office:value="5.389811" calcext:value-type="float">
            <text:p>5.389811</text:p>
          </table:table-cell>
          <table:table-cell/>
          <table:table-cell table:style-name="ce26"/>
          <table:table-cell table:number-columns-repeated="5"/>
          <table:table-cell table:style-name="ce26"/>
          <table:table-cell table:style-name="ce13" table:number-columns-repeated="3"/>
          <table:table-cell table:style-name="ce20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645227" calcext:value-type="float">
            <text:p>645,227</text:p>
          </table:table-cell>
          <table:table-cell office:value-type="float" office:value="2998311" calcext:value-type="float">
            <text:p>2,998,311</text:p>
          </table:table-cell>
          <table:table-cell table:formula="of:=[.H22]+[.I22]" office:value-type="float" office:value="3643538" calcext:value-type="float">
            <text:p>3,643,538</text:p>
          </table:table-cell>
          <table:table-cell office:value-type="float" office:value="6.135714" calcext:value-type="float">
            <text:p>6.135714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349657" calcext:value-type="float">
            <text:p>349,657</text:p>
          </table:table-cell>
          <table:table-cell office:value-type="float" office:value="1958751" calcext:value-type="float">
            <text:p>1,958,751</text:p>
          </table:table-cell>
          <table:table-cell table:formula="of:=[.H23]+[.I23]" office:value-type="float" office:value="2308408" calcext:value-type="float">
            <text:p>2,308,408</text:p>
          </table:table-cell>
          <table:table-cell office:value-type="float" office:value="3.555679" calcext:value-type="float">
            <text:p>3.555679</text:p>
          </table:table-cell>
          <table:table-cell table:number-columns-repeated="2"/>
          <table:table-cell table:style-name="Default"/>
          <table:table-cell table:number-columns-repeated="9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242456" calcext:value-type="float">
            <text:p>242,456</text:p>
          </table:table-cell>
          <table:table-cell office:value-type="float" office:value="1288548" calcext:value-type="float">
            <text:p>1,288,548</text:p>
          </table:table-cell>
          <table:table-cell table:formula="of:=[.H24]+[.I24]" office:value-type="float" office:value="1531004" calcext:value-type="float">
            <text:p>1,531,004</text:p>
          </table:table-cell>
          <table:table-cell office:value-type="float" office:value="2.407878" calcext:value-type="float">
            <text:p>2.40787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office:value-type="float" office:value="158061" calcext:value-type="float">
            <text:p>158,061</text:p>
          </table:table-cell>
          <table:table-cell office:value-type="float" office:value="763573" calcext:value-type="float">
            <text:p>763,573</text:p>
          </table:table-cell>
          <table:table-cell table:formula="of:=[.H25]+[.I25]" office:value-type="float" office:value="921634" calcext:value-type="float">
            <text:p>921,634</text:p>
          </table:table-cell>
          <table:table-cell office:value-type="float" office:value="1.429036" calcext:value-type="float">
            <text:p>1.42903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office:value-type="float" office:value="340010" calcext:value-type="float">
            <text:p>340,010</text:p>
          </table:table-cell>
          <table:table-cell office:value-type="float" office:value="1097071" calcext:value-type="float">
            <text:p>1,097,071</text:p>
          </table:table-cell>
          <table:table-cell table:formula="of:=[.H26]+[.I26]" office:value-type="float" office:value="1437081" calcext:value-type="float">
            <text:p>1,437,081</text:p>
          </table:table-cell>
          <table:table-cell office:value-type="float" office:value="2.607688" calcext:value-type="float">
            <text:p>2.60768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office:value-type="float" office:value="174969" calcext:value-type="float">
            <text:p>174,969</text:p>
          </table:table-cell>
          <table:table-cell office:value-type="float" office:value="492434" calcext:value-type="float">
            <text:p>492,434</text:p>
          </table:table-cell>
          <table:table-cell table:formula="of:=[.H27]+[.I27]" office:value-type="float" office:value="667403" calcext:value-type="float">
            <text:p>667,403</text:p>
          </table:table-cell>
          <table:table-cell office:value-type="float" office:value="1.227959" calcext:value-type="float">
            <text:p>1.22795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40144" calcext:value-type="float">
            <text:p>40,144</text:p>
          </table:table-cell>
          <table:table-cell office:value-type="float" office:value="153678" calcext:value-type="float">
            <text:p>153,678</text:p>
          </table:table-cell>
          <table:table-cell table:formula="of:=[.H28]+[.I28]" office:value-type="float" office:value="193822" calcext:value-type="float">
            <text:p>193,822</text:p>
          </table:table-cell>
          <table:table-cell office:value-type="float" office:value="0.287596" calcext:value-type="float">
            <text:p>0.28759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65722" calcext:value-type="float">
            <text:p>65,722</text:p>
          </table:table-cell>
          <table:table-cell office:value-type="float" office:value="245167" calcext:value-type="float">
            <text:p>245,167</text:p>
          </table:table-cell>
          <table:table-cell table:formula="of:=[.H29]+[.I29]" office:value-type="float" office:value="310889" calcext:value-type="float">
            <text:p>310,889</text:p>
          </table:table-cell>
          <table:table-cell office:value-type="float" office:value="0.472987" calcext:value-type="float">
            <text:p>0.472987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129065" calcext:value-type="float">
            <text:p>129,065</text:p>
          </table:table-cell>
          <table:table-cell office:value-type="float" office:value="460199" calcext:value-type="float">
            <text:p>460,199</text:p>
          </table:table-cell>
          <table:table-cell table:formula="of:=[.H30]+[.I30]" office:value-type="float" office:value="589264" calcext:value-type="float">
            <text:p>589,264</text:p>
          </table:table-cell>
          <table:table-cell office:value-type="float" office:value="0.886898" calcext:value-type="float">
            <text:p>0.88689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51110" calcext:value-type="float">
            <text:p>51,110</text:p>
          </table:table-cell>
          <table:table-cell office:value-type="float" office:value="204738" calcext:value-type="float">
            <text:p>204,738</text:p>
          </table:table-cell>
          <table:table-cell table:formula="of:=[.H31]+[.I31]" office:value-type="float" office:value="255848" calcext:value-type="float">
            <text:p>255,848</text:p>
          </table:table-cell>
          <table:table-cell office:value-type="float" office:value="0.350059" calcext:value-type="float">
            <text:p>0.35005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546597" calcext:value-type="float">
            <text:p>546,597</text:p>
          </table:table-cell>
          <table:table-cell office:value-type="float" office:value="1725547" calcext:value-type="float">
            <text:p>1,725,547</text:p>
          </table:table-cell>
          <table:table-cell table:formula="of:=[.H32]+[.I32]" office:value-type="float" office:value="2272144" calcext:value-type="float">
            <text:p>2,272,144</text:p>
          </table:table-cell>
          <table:table-cell office:value-type="float" office:value="3.44225" calcext:value-type="float">
            <text:p>3.44225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20566" calcext:value-type="float">
            <text:p>20,566</text:p>
          </table:table-cell>
          <table:table-cell office:value-type="float" office:value="30234" calcext:value-type="float">
            <text:p>30,234</text:p>
          </table:table-cell>
          <table:table-cell table:formula="of:=[.H33]+[.I33]" office:value-type="float" office:value="50800" calcext:value-type="float">
            <text:p>50,800</text:p>
          </table:table-cell>
          <table:table-cell office:value-type="float" office:value="0.089463" calcext:value-type="float">
            <text:p>0.08946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office:value-type="float" office:value="337261" calcext:value-type="float">
            <text:p>337,261</text:p>
          </table:table-cell>
          <table:table-cell office:value-type="float" office:value="617090" calcext:value-type="float">
            <text:p>617,090</text:p>
          </table:table-cell>
          <table:table-cell table:formula="of:=[.H34]+[.I34]" office:value-type="float" office:value="954351" calcext:value-type="float">
            <text:p>954,351</text:p>
          </table:table-cell>
          <table:table-cell office:value-type="float" office:value="1.514355" calcext:value-type="float">
            <text:p>1.51435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office:value-type="float" office:value="328487" calcext:value-type="float">
            <text:p>328,487</text:p>
          </table:table-cell>
          <table:table-cell office:value-type="float" office:value="462013" calcext:value-type="float">
            <text:p>462,013</text:p>
          </table:table-cell>
          <table:table-cell table:formula="of:=[.H35]+[.I35]" office:value-type="float" office:value="790500" calcext:value-type="float">
            <text:p>790,500</text:p>
          </table:table-cell>
          <table:table-cell office:value-type="float" office:value="1.390731" calcext:value-type="float">
            <text:p>1.39073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89915" calcext:value-type="float">
            <text:p>389,915</text:p>
          </table:table-cell>
          <table:table-cell office:value-type="float" office:value="533073" calcext:value-type="float">
            <text:p>533,073</text:p>
          </table:table-cell>
          <table:table-cell table:formula="of:=[.H36]+[.I36]" office:value-type="float" office:value="922988" calcext:value-type="float">
            <text:p>922,988</text:p>
          </table:table-cell>
          <table:table-cell office:value-type="float" office:value="1.614781" calcext:value-type="float">
            <text:p>1.61478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07938" calcext:value-type="float">
            <text:p>407,938</text:p>
          </table:table-cell>
          <table:table-cell office:value-type="float" office:value="905538" calcext:value-type="float">
            <text:p>905,538</text:p>
          </table:table-cell>
          <table:table-cell table:formula="of:=[.H37]+[.I37]" office:value-type="float" office:value="1313476" calcext:value-type="float">
            <text:p>1,313,476</text:p>
          </table:table-cell>
          <table:table-cell office:value-type="float" office:value="1.828202" calcext:value-type="float">
            <text:p>1.82820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office:value-type="float" office:value="35130" calcext:value-type="float">
            <text:p>35,130</text:p>
          </table:table-cell>
          <table:table-cell office:value-type="float" office:value="75972" calcext:value-type="float">
            <text:p>75,972</text:p>
          </table:table-cell>
          <table:table-cell table:formula="of:=[.H38]+[.I38]" office:value-type="float" office:value="111102" calcext:value-type="float">
            <text:p>111,102</text:p>
          </table:table-cell>
          <table:table-cell office:value-type="float" office:value="0.116594" calcext:value-type="float">
            <text:p>0.11659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office:value-type="float" office:value="949886" calcext:value-type="float">
            <text:p>949,886</text:p>
          </table:table-cell>
          <table:table-cell office:value-type="float" office:value="1772852" calcext:value-type="float">
            <text:p>1,772,852</text:p>
          </table:table-cell>
          <table:table-cell table:formula="of:=[.H39]+[.I39]" office:value-type="float" office:value="2722738" calcext:value-type="float">
            <text:p>2,722,738</text:p>
          </table:table-cell>
          <table:table-cell office:value-type="float" office:value="2.972074" calcext:value-type="float">
            <text:p>2.97207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421610" calcext:value-type="float">
            <text:p>421,610</text:p>
          </table:table-cell>
          <table:table-cell office:value-type="float" office:value="574377" calcext:value-type="float">
            <text:p>574,377</text:p>
          </table:table-cell>
          <table:table-cell table:formula="of:=[.H40]+[.I40]" office:value-type="float" office:value="995987" calcext:value-type="float">
            <text:p>995,987</text:p>
          </table:table-cell>
          <table:table-cell office:value-type="float" office:value="1.154033" calcext:value-type="float">
            <text:p>1.15403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office:value-type="float" office:value="167308" calcext:value-type="float">
            <text:p>167,308</text:p>
          </table:table-cell>
          <table:table-cell office:value-type="float" office:value="167510" calcext:value-type="float">
            <text:p>167,510</text:p>
          </table:table-cell>
          <table:table-cell table:formula="of:=[.H41]+[.I41]" office:value-type="float" office:value="334818" calcext:value-type="float">
            <text:p>334,818</text:p>
          </table:table-cell>
          <table:table-cell office:value-type="float" office:value="0.47065" calcext:value-type="float">
            <text:p>0.47065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office:value-type="float" office:value="137236" calcext:value-type="float">
            <text:p>137,236</text:p>
          </table:table-cell>
          <table:table-cell office:value-type="float" office:value="120317" calcext:value-type="float">
            <text:p>120,317</text:p>
          </table:table-cell>
          <table:table-cell table:formula="of:=[.H42]+[.I42]" office:value-type="float" office:value="257553" calcext:value-type="float">
            <text:p>257,553</text:p>
          </table:table-cell>
          <table:table-cell office:value-type="float" office:value="0.336173" calcext:value-type="float">
            <text:p>0.33617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H43]+[.I43]" office:value-type="float" office:value="35" calcext:value-type="float">
            <text:p>35</text:p>
          </table:table-cell>
          <table:table-cell office:value-type="float" office:value="0.000058" calcext:value-type="float">
            <text:p>0.00005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H44]+[.I44]" office:value-type="float" office:value="36" calcext:value-type="float">
            <text:p>36</text:p>
          </table:table-cell>
          <table:table-cell office:value-type="float" office:value="0.000043" calcext:value-type="float">
            <text:p>0.00004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2" calcext:value-type="float">
            <text:p>12</text:p>
          </table:table-cell>
          <table:table-cell office:value-type="float" office:value="0.000039" calcext:value-type="float">
            <text:p>0.00003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3" calcext:value-type="float">
            <text:p>13</text:p>
          </table:table-cell>
          <table:table-cell office:value-type="float" office:value="0.000042" calcext:value-type="float">
            <text:p>0.00004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4" calcext:value-type="float">
            <text:p>14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4" calcext:value-type="float">
            <text:p>14</text:p>
          </table:table-cell>
          <table:table-cell office:value-type="float" office:value="0.000014" calcext:value-type="float">
            <text:p>0.00001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3" calcext:value-type="float">
            <text:p>13</text:p>
          </table:table-cell>
          <table:table-cell office:value-type="float" office:value="0.000032" calcext:value-type="float">
            <text:p>0.00003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3" calcext:value-type="float">
            <text:p>13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2" calcext:value-type="float">
            <text:p>12</text:p>
          </table:table-cell>
          <table:table-cell office:value-type="float" office:value="0.00004" calcext:value-type="float">
            <text:p>0.00004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3" calcext:value-type="float">
            <text:p>13</text:p>
          </table:table-cell>
          <table:table-cell office:value-type="float" office:value="0.000042" calcext:value-type="float">
            <text:p>0.00004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1" calcext:value-type="float">
            <text:p>11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2" calcext:value-type="float">
            <text:p>12</text:p>
          </table:table-cell>
          <table:table-cell office:value-type="float" office:value="0.000045" calcext:value-type="float">
            <text:p>0.00004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1" calcext:value-type="float">
            <text:p>11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2" calcext:value-type="float">
            <text:p>12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2" calcext:value-type="float">
            <text:p>12</text:p>
          </table:table-cell>
          <table:table-cell office:value-type="float" office:value="0.000039" calcext:value-type="float">
            <text:p>0.00003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1" calcext:value-type="float">
            <text:p>11</text:p>
          </table:table-cell>
          <table:table-cell office:value-type="float" office:value="0.000018" calcext:value-type="float">
            <text:p>0.00001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0" calcext:value-type="float">
            <text:p>10</text:p>
          </table:table-cell>
          <table:table-cell office:value-type="float" office:value="0.000038" calcext:value-type="float">
            <text:p>0.00003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9" calcext:value-type="float">
            <text:p>9</text:p>
          </table:table-cell>
          <table:table-cell office:value-type="float" office:value="0.000034" calcext:value-type="float">
            <text:p>0.000034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8" calcext:value-type="float">
            <text:p>8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0" calcext:value-type="float">
            <text:p>10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8" calcext:value-type="float">
            <text:p>8</text:p>
          </table:table-cell>
          <table:table-cell office:value-type="float" office:value="0.000035" calcext:value-type="float">
            <text:p>0.00003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9" calcext:value-type="float">
            <text:p>9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9" calcext:value-type="float">
            <text:p>9</text:p>
          </table:table-cell>
          <table:table-cell office:value-type="float" office:value="0.000035" calcext:value-type="float">
            <text:p>0.00003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7" calcext:value-type="float">
            <text:p>7</text:p>
          </table:table-cell>
          <table:table-cell office:value-type="float" office:value="0.000032" calcext:value-type="float">
            <text:p>0.00003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8" calcext:value-type="float">
            <text:p>8</text:p>
          </table:table-cell>
          <table:table-cell office:value-type="float" office:value="0.000012" calcext:value-type="float">
            <text:p>0.00001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8" calcext:value-type="float">
            <text:p>8</text:p>
          </table:table-cell>
          <table:table-cell office:value-type="float" office:value="0.000039" calcext:value-type="float">
            <text:p>0.00003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8" calcext:value-type="float">
            <text:p>8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7" calcext:value-type="float">
            <text:p>7</text:p>
          </table:table-cell>
          <table:table-cell office:value-type="float" office:value="0.000032" calcext:value-type="float">
            <text:p>0.00003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7" calcext:value-type="float">
            <text:p>7</text:p>
          </table:table-cell>
          <table:table-cell office:value-type="float" office:value="0.00001" calcext:value-type="float">
            <text:p>0.00001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7" calcext:value-type="float">
            <text:p>7</text:p>
          </table:table-cell>
          <table:table-cell office:value-type="float" office:value="0.000011" calcext:value-type="float">
            <text:p>0.00001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6" calcext:value-type="float">
            <text:p>6</text:p>
          </table:table-cell>
          <table:table-cell office:value-type="float" office:value="0.000023" calcext:value-type="float">
            <text:p>0.00002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7" calcext:value-type="float">
            <text:p>7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4" calcext:value-type="float">
            <text:p>4</text:p>
          </table:table-cell>
          <table:table-cell office:value-type="float" office:value="0.000019" calcext:value-type="float">
            <text:p>0.00001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6" calcext:value-type="float">
            <text:p>6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6" calcext:value-type="float">
            <text:p>6</text:p>
          </table:table-cell>
          <table:table-cell office:value-type="float" office:value="0.000009" calcext:value-type="float">
            <text:p>0.00000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5" calcext:value-type="float">
            <text:p>5</text:p>
          </table:table-cell>
          <table:table-cell office:value-type="float" office:value="0.000039" calcext:value-type="float">
            <text:p>0.00003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6" calcext:value-type="float">
            <text:p>6</text:p>
          </table:table-cell>
          <table:table-cell office:value-type="float" office:value="0.00001" calcext:value-type="float">
            <text:p>0.00001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5" calcext:value-type="float">
            <text:p>5</text:p>
          </table:table-cell>
          <table:table-cell office:value-type="float" office:value="0.000022" calcext:value-type="float">
            <text:p>0.000022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4" calcext:value-type="float">
            <text:p>4</text:p>
          </table:table-cell>
          <table:table-cell office:value-type="float" office:value="0.000008" calcext:value-type="float">
            <text:p>0.00000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5" calcext:value-type="float">
            <text:p>5</text:p>
          </table:table-cell>
          <table:table-cell office:value-type="float" office:value="0.000009" calcext:value-type="float">
            <text:p>0.000009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3" calcext:value-type="float">
            <text:p>3</text:p>
          </table:table-cell>
          <table:table-cell office:value-type="float" office:value="0.000018" calcext:value-type="float">
            <text:p>0.000018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2" calcext:value-type="float">
            <text:p>2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4" calcext:value-type="float">
            <text:p>4</text:p>
          </table:table-cell>
          <table:table-cell office:value-type="float" office:value="0.000007" calcext:value-type="float">
            <text:p>0.000007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3" calcext:value-type="float">
            <text:p>3</text:p>
          </table:table-cell>
          <table:table-cell office:value-type="float" office:value="0.000013" calcext:value-type="float">
            <text:p>0.000013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2" calcext:value-type="float">
            <text:p>2</text:p>
          </table:table-cell>
          <table:table-cell office:value-type="float" office:value="0.000005" calcext:value-type="float">
            <text:p>0.000005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3" calcext:value-type="float">
            <text:p>3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" calcext:value-type="float">
            <text:p>1</text:p>
          </table:table-cell>
          <table:table-cell office:value-type="float" office:value="0.000006" calcext:value-type="float">
            <text:p>0.000006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/>
          <table:table-cell office:value-type="string" calcext:value-type="string">
            <text:p>sum/max</text:p>
          </table:table-cell>
          <table:table-cell table:formula="of:=SUM([.H4:.H106])" office:value-type="float" office:value="12904164" calcext:value-type="float">
            <text:p>12,904,164</text:p>
          </table:table-cell>
          <table:table-cell table:formula="of:=SUM([.I4:.I106])" office:value-type="float" office:value="55855881" calcext:value-type="float">
            <text:p>55,855,881</text:p>
          </table:table-cell>
          <table:table-cell table:formula="of:=SUM([.J4:.J106])" office:value-type="float" office:value="68760045" calcext:value-type="float">
            <text:p>68,760,045</text:p>
          </table:table-cell>
          <table:table-cell table:style-name="Default" table:formula="of:=MAX([.K4:.K106])" office:value-type="float" office:value="6.523499" calcext:value-type="float">
            <text:p>6.523499</text:p>
          </table:table-cell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max/min</text:p>
          </table:table-cell>
          <table:table-cell table:style-name="Default" table:formula="of:=[.I107]/[.H107]" office:value-type="float" office:value="4.32851605109792" calcext:value-type="float">
            <text:p>4.32851605109792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4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el" number:country="GR">Δρχ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el" number:country="GR">Δρχ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el" number:country="GR">Δρχ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Δρχ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el" number:country="GR">Δρχ</number:currency-symbol>
      <style:map style:condition="value()&gt;=0" style:apply-style-name="N128P0"/>
    </number:currency-style>
    <number:number-style style:name="N10121" number:language="en" number:country="US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7:09:08.2035215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21T17:14:40.765456782</dc:date>
    <meta:editing-duration>PT2H30M</meta:editing-duration>
    <meta:editing-cycles>26</meta:editing-cycles>
    <meta:generator>LibreOffice/6.0.7.3$Linux_X86_64 LibreOffice_project/00m0$Build-3</meta:generator>
    <meta:document-statistic meta:table-count="1" meta:cell-count="535" meta:object-count="0"/>
  </office:meta>
</office:document-meta>
</file>